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>
      <style:graphic-properties draw:stroke="none" draw:fill="none" draw:auto-grow-height="false" fo:min-height="1.25cm" style:protect="position size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start">
        <style:tab-stops>
          <style:tab-stop style:position="0.78cm"/>
        </style:tab-stops>
      </style:paragraph-properties>
      <style:text-properties fo:font-size="18pt"/>
    </style:style>
    <style:style style:name="P14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family="Dustismo" style:font-pitch="variabl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color="#dc2300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Nimbus Sans L'" style:font-family-generic="swiss" style:font-pitch="variable" fo:font-size="20pt" style:font-size-asian="20pt" style:font-size-complex="20pt"/>
    </style:style>
    <style:style style:name="T10" style:family="text">
      <style:text-properties fo:font-family="Dustismo" style:font-pitch="variable"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6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4"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5"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text:id="id6"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2" text:style-name="P2"><text:span text:style-name="T3">sidux</text:span><text:span text:style-name="T4">: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7">
        <office:forms form:automatic-focus="false" form:apply-design-mode="false"/>
        <draw:frame draw:style-name="gr4" draw:text-style-name="P4" draw:layer="layout" svg:width="25.2cm" svg:height="16cm" svg:x="1.4cm" svg:y="3.8cm">
          <draw:text-box>
            <text:list text:style-name="L1">
              <text:list-item>
                <text:p text:id="id9" text:style-name="P1"><text:span text:style-name="T5"><text:tab/></text:span><text:span text:style-name="T1">eigenes Repository für</text:span><text:span text:style-name="T5"> </text:span><text:span text:style-name="T6">sidux</text:span><text:span text:style-name="T5">-</text:span><text:span text:style-name="T1">Kernel, -Applikationen, Fixes und</text:span><text:span text:style-name="T1"><text:line-break/></text:span><text:span text:style-name="T7"><text:tab/></text:span><text:span text:style-name="T6">sidux</text:span><text:span text:style-name="T5">-</text:span><text:span text:style-name="T1">Artwork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0" text:style-name="P1"><text:span text:style-name="T1"><text:s/></text:span><text:span text:style-name="T1"><text:tab/></text:span><text:span text:style-name="T6">sidux</text:span><text:span text:style-name="T1"> bietet durch hochaktuelle Kernel bestmögliche</text:span><text:span text:style-name="T1"><text:line-break/></text:span><text:span text:style-name="T1"><text:tab/></text:span><text:span text:style-name="T1">Hardwareunterstützung und 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1"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2" text:style-name="P1"><text:span text:style-name="T1"><text:s/></text:span><text:span text:style-name="T1"><text:tab/></text:span><text:span text:style-name="T6">sidux</text:span><text:span text:style-name="T1"> wird von einer aktiven Community und dem </text:span><text:span text:style-name="T8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8" text:style-name="P2"><text:span text:style-name="T4">Besonderheiten von </text:span><text:span text:style-name="T3">sidux</text:span><text:span text:style-name="T4">: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draw:id="id13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14" text:style-name="P2"><text:span text:style-name="T4">CD/DVD-Releases von </text:span><text:span text:style-name="T3">sidux</text:span><text:span text:style-name="T4">:</text:span></text:p>
          </draw:text-box>
        </draw:frame>
        <draw:frame draw:style-name="gr5" draw:text-style-name="P6" draw:layer="layout" svg:width="25.2cm" svg:height="16cm" svg:x="1.4cm" svg:y="3.8cm">
          <draw:text-box>
            <text:list text:style-name="L2">
              <text:list-item>
                <text:list>
                  <text:list-item>
                    <text:p text:id="id15" text:style-name="P1"><text:span text:style-name="T1">werden zu 4 mal pro Jahr veröffentlicht</text:span></text:p>
                  </text:list-item>
                </text:list>
                <text:p text:style-name="P1"><text:span text:style-name="T1"/></text:p>
                <text:list>
                  <text:list-item>
                    <text:p text:id="id16" text:style-name="P1"><text:span text:style-name="T9">die</text:span><text:span text:style-name="T10"> </text:span><text:span text:style-name="T6">sidux</text:span><text:span text:style-name="T1"> live CD/DVD-Systeme laufen ohne jegliche Beeinflussung des primär installierten Systems</text:span><text:span text:style-name="T1"><text:line-break/></text:span><text:span text:style-name="T1">→ </text:span><text:span text:style-name="T11">perfekt für den 1. Kontakt mit </text:span><text:span text:style-name="T12">sidux</text:span><text:span text:style-name="T11">/Linux</text:span></text:p>
                  </text:list-item>
                </text:list>
                <text:p text:style-name="P1"><text:span text:style-name="T1"/></text:p>
                <text:list>
                  <text:list-item>
                    <text:p text:id="id17"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>
                    <text:p text:id="id18"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11">optimal für längere Tests mit </text:span><text:span text:style-name="T12">sidux</text:span><text:span text:style-name="T11">/Linux</text:span></text:p>
                  </text:list-item>
                </text:list>
                <text:p text:style-name="P1"><text:span text:style-name="T11"/></text:p>
                <text:list>
                  <text:list-item>
                    <text:p text:id="id19" text:style-name="P1"><text:span text:style-name="T1">unterstützen eine Installation mit einem grafisches Tool, das von den Voreinstellungen über die Festplattenpartitionierung, Installation und diverse Benutzereinstellung auch </text:span><text:span text:style-name="T6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20">
        <office:forms form:automatic-focus="false" form:apply-design-mode="false"/>
        <draw:frame draw:style-name="gr6" draw:text-style-name="P8" draw:layer="layout" svg:width="25.2cm" svg:height="1.7cm" svg:x="1.4cm" svg:y="1.9cm">
          <draw:text-box>
            <text:p text:id="id21" text:style-name="P7"><text:span text:style-name="T3">sidux</text:span><text:span text:style-name="T4"> Varianten und Installationen:</text:span></text:p>
          </draw:text-box>
        </draw:frame>
        <draw:frame draw:style-name="gr7" draw:text-style-name="P4" draw:layer="layout" svg:width="25.2cm" svg:height="16cm" svg:x="1.4cm" svg:y="3.8cm">
          <draw:text-box>
            <text:list text:style-name="L1">
              <text:list-item>
                <text:p text:id="id22"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3"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4"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5"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0;height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draw:id="id26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27" text:style-name="P2"><text:span text:style-name="T4">Hardware-Anforderungen:</text:span></text:p>
          </draw:text-box>
        </draw:frame>
        <draw:frame draw:style-name="gr8" draw:text-style-name="P4" draw:layer="layout" svg:width="25.2cm" svg:height="16cm" svg:x="1.4cm" svg:y="3.8cm">
          <draw:text-box>
            <text:list text:style-name="L1">
              <text:list-item>
                <text:p text:id="id28"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9" text:style-name="P1"><text:span text:style-name="T1"><text:s/></text:span><text:span text:style-name="T1"><text:tab/></text:span><text:span text:style-name="T1">für 64 Bit: x86-64/ 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0"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1"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32"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p text:id="id33" text:style-name="P1"><text:span text:style-name="T1">für die optionale Installation:</text:span></text:p>
            <text:p text:style-name="P1"><text:span text:style-name="T1"/></text:p>
            <text:p text:id="id34" text:style-name="P1"><text:span text:style-name="T1">mindestens 3 GByte freien Speicherplatz (USB-</text:span><text:span text:style-name="T1"><text:tab/></text:span><text:span text:style-name="T1">Stick oder Festplatte), zum sinnvollen Arbeiten sollten mindestens 10 GB vorgesehen werden.</text:span></text:p>
            <text:p text:style-name="P1"><text:span text:style-name="T1"/></text:p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  <anim:par smil:begin="1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35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36" text:style-name="P2"><text:span text:style-name="T4">Hilfe bei </text:span><text:span text:style-name="T3">sidux</text:span><text:span text:style-name="T4">:</text:span></text:p>
          </draw:text-box>
        </draw:frame>
        <draw:frame draw:style-name="gr9" draw:text-style-name="P4" draw:layer="layout" svg:width="25.2cm" svg:height="16cm" svg:x="1.4cm" svg:y="3.8cm">
          <draw:text-box>
            <text:list text:style-name="L2">
              <text:list-item>
                <text:p text:id="id37" text:style-name="P1"><text:span text:style-name="T1"><text:s/></text:span><text:span text:style-name="T1"><text:tab/></text:span><text:span text:style-name="T1">im offiziellen </text:span><text:span text:style-name="T6">sidux</text:span><text:span text:style-name="T1">-Handbuch (aktuell in 16 Sprachen) unter</text:span><text:span text:style-name="T1"><text:line-break/></text:span><text:span text:style-name="T1"><text:tab/></text:span><text:span text:style-name="T13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8" text:style-name="P1"><text:span text:style-name="T1"><text:s/></text:span><text:span text:style-name="T1"><text:tab/></text:span><text:span text:style-name="T1">mit einem IRC-Client im Chat</text:span><text:span text:style-name="T14"> </text:span><text:span text:style-name="T13">irc.oftc.net</text:span><text:span text:style-name="T1"> im Channel </text:span><text:span text:style-name="T13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9" text:style-name="P1"><text:span text:style-name="T1"><text:s/></text:span><text:span text:style-name="T1"><text:tab/></text:span><text:span text:style-name="T1">ohne IRC-Client über den Webchat, der unter </text:span><text:span text:style-name="T13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40" text:style-name="P1"><text:span text:style-name="T1"><text:s/></text:span><text:span text:style-name="T1"><text:tab/></text:span><text:span text:style-name="T1">im Supportforum auf der </text:span><text:span text:style-name="T6">sidux</text:span><text:span text:style-name="T1"> Webseite unter </text:span><text:span text:style-name="T13">http://sidux.com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draw:id="id41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42" text:style-name="P2"><text:span text:style-name="T4">Aktivitäten der </text:span><text:span text:style-name="T3">sidux</text:span><text:span text:style-name="T4">-community:</text:span></text:p>
          </draw:text-box>
        </draw:frame>
        <draw:frame draw:style-name="gr10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text:id="id43"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id="id44" text:style-name="P9"><text:span text:style-name="T1">z.B. in München:</text:span><text:span text:style-name="T1"><text:line-break/></text:span><text:span text:style-name="T1">jeden zweiten Samstag im Monat </text:span><text:span text:style-name="T8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text:id="id45" text:style-name="P10"><text:span text:style-name="T1">z.B. in Aachen, Darmstadt und Hamburg: </text:span><text:span text:style-name="T1"><text:line-break/></text:span><text:span text:style-name="T8">Treffen</text:span><text:span text:style-name="T1"> und </text:span><text:span text:style-name="T8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text:id="id46" text:style-name="P11"><text:span text:style-name="T1">demnächst auch bei Ihnen?</text:span></text:p>
              </text:list-item>
            </text:list>
            <text:p/>
            <text:p text:id="id47" text:style-name="P1"><text:span text:style-name="T1">Falls Sie auch in ihrer Stadt/Region Anwendertreffen oder Workshops etablieren möchten, melden sie Sich bitte unter:</text:span></text:p>
            <text:p text:id="id48" text:style-name="P1"><text:span text:style-name="T13">events@sidux-ev.de</text:span><text:span text:style-name="T1">, im Chat </text:span><text:span text:style-name="T13">irc.oftc.net</text:span><text:span text:style-name="T1"> im Channel </text:span><text:span text:style-name="T13">#sidux-ev</text:span><text:span text:style-name="T1"> oder direkt hier am Stand.</text:span></text:p>
            <text:p text:style-name="P1"><text:span text:style-name="T1"/></text:p>
            <text:p text:id="id49" text:style-name="P1"><text:span text:style-name="T1">Der </text:span><text:span text:style-name="T8">sidux e.V.</text:span><text:span text:style-name="T1"> unterstützt Sie gerne!</text:span></text:p>
          </draw:text-box>
        </draw:frame>
        <anim:par presentation:node-type="timing-root">
          <anim:par smil:begin="id4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0;width" smil:keyTimes="0;1"/>
                  <anim:animate smil:dur="0.5s" smil:fill="hold" smil:targetElement="id42" anim:sub-item="text" smil:attributeName="height" smil:values="0;height" smil:keyTimes="0;1"/>
                  <anim:transitionFilter smil:dur="0.5s" smil:targetElement="id4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  <anim:transitionFilter smil:dur="0.5s" smil:targetElement="id47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  <anim:transitionFilter smil:dur="0.5s" smil:targetElement="id48" anim:sub-item="text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50">
        <office:forms form:automatic-focus="false" form:apply-design-mode="false"/>
        <draw:frame draw:style-name="gr11" draw:text-style-name="P13" draw:layer="layout" svg:width="25.2cm" svg:height="16cm" svg:x="1.4cm" svg:y="3.8cm">
          <draw:text-box>
            <text:p text:id="id52" text:style-name="P12"><text:span text:style-name="T1">Der </text:span><text:span text:style-name="T8">sidux e.V.</text:span><text:span text:style-name="T1"> ist mit seinem Messestand unter anderem vertreten bei:</text:span></text:p>
            <text:p text:style-name="P7"><text:span text:style-name="T1"/></text:p>
            <text:p text:id="id53" text:style-name="P12"><text:span text:style-name="T1">FrOSCon St. Augustin, FOSDEM Brüssel, Oldenburger LIT, Augsburger Linux-Infotag, Chemnitzer Linux-Tage, SIGINT Köln, Software Freedom Day Hamburg, OpenRheinRuhr Bottrop, LinuxTag Berlin</text:span></text:p>
            <text:p text:style-name="P7"><text:span text:style-name="T1"/></text:p>
            <text:p text:id="id54" text:style-name="P12"><text:span text:style-name="T1">Den </text:span><text:span text:style-name="T8">sidux e.V.</text:span><text:span text:style-name="T1"> erreichen Sie unter:</text:span></text:p>
            <text:p text:style-name="P12"><text:span text:style-name="T1"/></text:p>
            <text:p text:id="id55" text:style-name="P12"><text:span text:style-name="T1">Homepage:</text:span><text:span text:style-name="T13"> http://sidux-ev.de</text:span></text:p>
            <text:p text:style-name="P12"><text:span text:style-name="T13"/></text:p>
            <text:p text:id="id56" text:style-name="P12"><text:span text:style-name="T15">Mail: </text:span><text:span text:style-name="T13">sidux-ev@sidux-ev.de</text:span></text:p>
            <text:p text:style-name="P12"><text:span text:style-name="T1"/></text:p>
            <text:p text:id="id57" text:style-name="P12"><text:span text:style-name="T1">Wiki: </text:span><text:span text:style-name="T13">http://wiki.sidux-ev.org</text:span></text:p>
            <text:p text:style-name="P12"><text:span text:style-name="T13"/></text:p>
            <text:p text:id="id58" text:style-name="P12"><text:span text:style-name="T15">IRC: </text:span><text:span text:style-name="T13">irc.oftc.net, channel: #sidux-ev</text:span></text:p>
          </draw:text-box>
        </draw:frame>
        <draw:frame draw:style-name="gr2" draw:text-style-name="P14" draw:layer="layout" svg:width="25.2cm" svg:height="1.7cm" svg:x="1.4cm" svg:y="1.9cm">
          <draw:text-box>
            <text:p text:id="id51" text:style-name="P2"><text:span text:style-name="T16">sidux e.V.:</text:span></text:p>
          </draw:text-box>
        </draw:frame>
        <anim:par presentation:node-type="timing-root">
          <anim:par smil:begin="id5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width" smil:values="0;width" smil:keyTimes="0;1"/>
                  <anim:animate smil:dur="0.5s" smil:fill="hold" smil:targetElement="id51" anim:sub-item="text" smil:attributeName="height" smil:values="0;height" smil:keyTimes="0;1"/>
                  <anim:transitionFilter smil:dur="0.5s" smil:targetElement="id5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ellipseWipe" smil:subtype="horizontal" smil:direction="reverse"/>
                </anim:par>
              </anim:par>
              <anim:par smil:begin="8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ellipseWipe" smil:subtype="horizontal" smil:direction="reverse"/>
                </anim:par>
              </anim:par>
              <anim:par smil:begin="12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59">
        <office:forms form:automatic-focus="false" form:apply-design-mode="false"/>
        <draw:frame draw:style-name="gr12" draw:text-style-name="P15" draw:layer="layout" svg:width="25.2cm" svg:height="16cm" svg:x="1.4cm" svg:y="3.8cm">
          <draw:text-box>
            <text:p text:id="id61" text:style-name="P7"><text:span text:style-name="T1">Viel Spaß mit </text:span><text:span text:style-name="T6">sidux</text:span><text:span text:style-name="T1"> und eine interessante Zeit bei der FrOSCon 2010 in St. Augustin wünschen Ihnen:</text:span></text:p>
            <text:p text:style-name="P7"><text:span text:style-name="T1"/></text:p>
            <text:p text:id="id62" text:style-name="P12"><text:span text:style-name="T1"/></text:p>
            <text:p text:style-name="P7"><text:span text:style-name="T8">?</text:span><text:span text:style-name="T8"><text:tab/></text:span><text:span text:style-name="T8"><text:tab/></text:span><text:span text:style-name="T8">?</text:span></text:p>
            <text:p text:id="id63" text:style-name="P7"><text:span text:style-name="T8"/></text:p>
            <text:p text:style-name="P7"><text:span text:style-name="T8">? <text:s text:c="2"/>?</text:span></text:p>
            <text:p text:style-name="P7"><text:span text:style-name="T8"/></text:p>
            <text:p text:id="id64" text:style-name="P7"><text:span text:style-name="T8">?</text:span><text:span text:style-name="T8"><text:tab/></text:span><text:span text:style-name="T8"> <text:s/>?</text:span></text:p>
            <text:p text:style-name="P12"><text:span text:style-name="T8"/></text:p>
            <text:p text:style-name="P7"><text:span text:style-name="T1">Ihr </text:span><text:span text:style-name="T6">sidux</text:span><text:span text:style-name="T1"> Team</text:span></text:p>
          </draw:text-box>
        </draw:frame>
        <draw:frame draw:style-name="gr2" draw:text-style-name="P3" draw:layer="layout" svg:width="25.2cm" svg:height="1.7cm" svg:x="1.4cm" svg:y="1.9cm">
          <draw:text-box>
            <text:p text:id="id60" text:style-name="P2"><text:span text:style-name="T4">FrOSCon 2010</text:span></text:p>
          </draw:text-box>
        </draw:frame>
        <anim:par presentation:node-type="timing-root">
          <anim:par smil:begin="id5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0;height" smil:keyTimes="0;1"/>
                  <anim:transitionFilter smil:dur="0.5s" smil:targetElement="id6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0;height" smil:keyTimes="0;1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width*0.05;width" smil:keyTimes="0;1"/>
                  <anim:animate smil:dur="0.5s" smil:fill="hold" smil:targetElement="id64" anim:sub-item="text" smil:attributeName="height" smil:values="height;height" smil:keyTimes="0;1"/>
                  <anim:animate smil:dur="0.5s" smil:fill="hold" smil:targetElement="id64" anim:sub-item="text" smil:attributeName="x" smil:values="x-.2;x" smil:keyTimes="0;1"/>
                  <anim:animate smil:dur="0.5s" smil:fill="hold" smil:targetElement="id64" anim:sub-item="text" smil:attributeName="y" smil:values="y;y" smil:keyTimes="0;1"/>
                  <anim:transitionFilter smil:dur="0.5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Dustismo" style:font-pitch="variable" fo:font-size="54pt" fo:text-shadow="none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Dustismo" style:font-pitch="variable" fo:font-size="54pt" fo:text-shadow="none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6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FrOSCon 2010 [ v01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9" draw:layer="backgroundobjects" svg:width="4.782cm" svg:height="2.232cm" svg:x="1.5cm" svg:y="-0.2cm">
        <draw:text-box>
          <text:p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6-04T09:20:48.56</dc:date>
    <meta:editing-duration>PT07H43M21S</meta:editing-duration>
    <meta:editing-cycles>55</meta:editing-cycles>
    <meta:generator>OpenOffice.org/3.2$Win32 OpenOffice.org_project/320m12$Build-9483</meta:generator>
    <dc:creator>Walter Güldenberg</dc:creator>
    <meta:document-statistic meta:object-count="61"/>
  </office:meta>
</office:document-meta>
</file>